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58df" officeooo:paragraph-rsid="001158df"/>
    </style:style>
    <style:style style:name="P2" style:family="paragraph" style:parent-style-name="Standard">
      <style:text-properties fo:font-weight="bold" officeooo:rsid="001158df" officeooo:paragraph-rsid="001158df" style:font-weight-asian="bold" style:font-weight-complex="bold"/>
    </style:style>
    <style:style style:name="P3" style:family="paragraph" style:parent-style-name="Standard">
      <style:text-properties fo:font-weight="bold" officeooo:rsid="00125aac" officeooo:paragraph-rsid="001158df" style:font-weight-asian="bold" style:font-weight-complex="bold"/>
    </style:style>
    <style:style style:name="P4" style:family="paragraph" style:parent-style-name="Standard">
      <style:text-properties officeooo:paragraph-rsid="001158df"/>
    </style:style>
    <style:style style:name="P5" style:family="paragraph" style:parent-style-name="Standard">
      <style:text-properties officeooo:rsid="00196121" officeooo:paragraph-rsid="001158df"/>
    </style:style>
    <style:style style:name="P6" style:family="paragraph" style:parent-style-name="Standard">
      <style:text-properties officeooo:rsid="0019034a" officeooo:paragraph-rsid="0019034a"/>
    </style:style>
    <style:style style:name="P7" style:family="paragraph" style:parent-style-name="Standard">
      <style:text-properties officeooo:rsid="001ea527" officeooo:paragraph-rsid="001ea527"/>
    </style:style>
    <style:style style:name="T1" style:family="text">
      <style:text-properties officeooo:rsid="0019034a"/>
    </style:style>
    <style:style style:name="T2" style:family="text">
      <style:text-properties officeooo:rsid="001cb4d8"/>
    </style:style>
    <style:style style:name="T3" style:family="text">
      <style:text-properties officeooo:rsid="001ea5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envolvimento de Software Concorrente - 2020-1</text:p>
      <text:p text:style-name="P1"/>
      <text:p text:style-name="P1">Atividade <text:span text:style-name="T3">3</text:span></text:p>
      <text:p text:style-name="P1"/>
      <text:p text:style-name="P4"><text:span text:style-name="T1">Considere o seguinte algorítimo onde existem 10 processos “i”, de 1 a 10: 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integer array[1..10] C <text:s/><text:span text:style-name="T1">← 10 números distintos inciais.</text:span></text:p>
            <text:p text:style-name="P1">integer array[1..10] D</text:p>
          </table:table-cell>
        </table:table-row>
        <table:table-row>
          <table:table-cell table:style-name="Tabela1.A2" office:value-type="string">
            <text:p text:style-name="P1"><text:s/>integer myNumber, count</text:p>
            <text:p text:style-name="P1">p1: myNumber <text:span text:style-name="T2">← </text:span>C[i]</text:p>
            <text:p text:style-name="P1">p2: <text:span text:style-name="T1">count ← <text:s/>número de elementos de C que são menores que myNumber</text:span></text:p>
            <text:p text:style-name="P1">p3: D[count + 1] <text:s/><text:span text:style-name="T1">← </text:span>myNumber</text:p>
            <text:p text:style-name="P1"/>
          </table:table-cell>
        </table:table-row>
      </table:table>
      <text:p text:style-name="P1"/>
      <text:p text:style-name="P1"/>
      <text:p text:style-name="P1">a) <text:span text:style-name="T3">Implemente, em qualquer linguagem, o programa acima considerando pelo menos 10 Threads, uma para cada processo.</text:span></text:p>
      <text:p text:style-name="P6"><text:span text:style-name="T3">b</text:span>) O que aconteceria se C fosse inicializado com valores não distintos? Modifique o algorítimo pra tratar esse caso <text:span text:style-name="T3">e implemente.</text:span></text:p>
      <text:p text:style-name="P6"/>
      <text:p text:style-name="P7">Prazo: 19/08</text:p>
      <text:p text:style-name="P7"/>
      <text:p text:style-name="P7">Em grupos de dois, vocês deverão apresentar a solução de vocês, em horário de aula.</text:p>
      <text:p text:style-name="P5"/>
      <text:p text:style-name="P3">Referências: Ben-Ari, M. (2006). Principles of Concurrent and Distributed Programming. Boston: Addison-Wesley (Second Edition). ISBN 978-0-321-31283-9.</text:p>
      <text:p text:style-name="P1"><text:s/></text:p>
      <text:p text:style-name="P1"/>
      <text:p text:style-name="P1"><text:s text:c="4"/></text:p>
      <text:p text:style-name="P1"/>
      <text:p text:style-name="P1"/>
      <text:p text:style-name="P1"><text:s/></text:p>
      <text:p text:style-name="P1"><text:s text:c="3"/>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1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3T22:14:32.939000000</meta:creation-date>
    <dc:date>2020-08-17T12:46:32.991000000</dc:date>
    <meta:editing-duration>PT1H35M26S</meta:editing-duration>
    <meta:editing-cycles>14</meta:editing-cycles>
    <meta:generator>LibreOffice/6.4.5.2$Windows_X86_64 LibreOffice_project/a726b36747cf2001e06b58ad5db1aa3a9a1872d6</meta:generator>
    <meta:document-statistic meta:table-count="1" meta:image-count="0" meta:object-count="0" meta:page-count="1" meta:paragraph-count="19" meta:word-count="129" meta:character-count="846" meta:non-whitespace-character-count="716"/>
    <meta:user-defined meta:name="DocumentEncoding">utf-8</meta:user-defined>
    <meta:user-defined meta:name="HTML" meta:value-type="boolean">true</meta:user-defined>
  </office:meta>
</office:document-meta>
</file>